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 office:value-type="string">
            <text:p>I heard you're off to beat up a Hellish King in
the Westlands? How 'bout I teleport you right
outside Ento villag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